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378in" svg:height="4.0472in" svg:x="5.8642in" svg:y="0.2197in">
            <draw:object draw:notify-on-update-of-ranges="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378in" svg:height="4.0472in" svg:x="6.6232in" svg:y="5.3016in">
            <draw:object draw:notify-on-update-of-ranges="Sheet1.A36:Sheet1.A41 Sheet1.B35:Sheet1.B35 Sheet1.B36:Sheet1.B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9378in" svg:height="4.2563in" svg:x="6.6339in" svg:y="9.4626in">
            <draw:object draw:notify-on-update-of-ranges="Sheet1.A74:Sheet1.A79 Sheet1.B73:Sheet1.B73 Sheet1.B74:Sheet1.B7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9378in" svg:height="4.2563in" svg:x="6.6339in" svg:y="13.7831in">
            <draw:object draw:notify-on-update-of-ranges="Sheet1.A73:Sheet1.A73 Sheet1.A74:Sheet1.A79 Sheet1.B74:Sheet1.B79 Sheet1.B36:Sheet1.B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tition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computation gets stucked after pass2 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computation gets stucked after pass2 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89" calcext:value-type="float">
            <text:p>8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2GB-Verti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4GB-Edges</text:p>
          </table:table-cell>
          <table:table-cell table:number-columns-repeated="3"/>
        </table:table-row>
        <table:table-row table:style-name="ro1" table:number-rows-repeated="20">
          <table:table-cell table:number-columns-repeated="5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O WORK STEA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tition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ascending running time might be explained by the fact that updates fo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 partitions can not be kept in memory 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f updates are really the reason for that, this should be much</text:p>
          </table:table-cell>
          <table:table-cell table:number-columns-repeated="3"/>
          <table:table-cell office:value-type="string" calcext:value-type="string">
            <text:p>uch more evident when</text:p>
          </table:table-cell>
        </table:table-row>
        <table:table-row table:style-name="ro1">
          <table:table-cell office:value-type="string" calcext:value-type="string">
            <text:p>we run an algortihm where updates appear at each node for each phase (ex. PageRank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ther reason might be that for smaller partitions the edge sets can be cached in memory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We need to test the two hypothesis so we need also page r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first hypothesis the slope of the running time curve should be bigger for pagerank as cach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 help more when lots of updat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artition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8">
          <table:table-cell table:number-columns-repeated="5"/>
        </table:table-row>
        <table:table-row table:style-name="ro1">
          <table:table-cell office:value-type="string" calcext:value-type="string">
            <text:p>Need to run more : 8MB, 4MB, partitons and RMAT-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0:09:47.709855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9:54:56.113950301</meta:creation-date>
    <dc:date>2016-03-01T10:59:32.464840142</dc:date>
    <meta:editing-duration>P1DT13H31M35S</meta:editing-duration>
    <meta:editing-cycles>33</meta:editing-cycles>
    <meta:generator>LibreOffice/4.2.8.2$Linux_X86_64 LibreOffice_project/420m0$Build-2</meta:generator>
    <meta:document-statistic meta:table-count="1" meta:cell-count="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23cm" svg:height="10.281cm" xlink:href=".." xlink:type="simple" chart:class="chart:line" chart:style-name="ch1">
        <chart:title svg:x="2.391cm" svg:y="0.341cm" chart:style-name="ch2">
          <text:p>Running time of DFS on Chaos depending on the vertex set size</text:p>
        </chart:title>
        <chart:subtitle svg:x="4.861cm" svg:y="1.378cm" chart:style-name="ch3">
          <text:p>Graph RMAT-28. 8 machines with 8GB buffers</text:p>
        </chart:subtitle>
        <chart:plot-area chart:style-name="ch4" table:cell-range-address="Sheet1.A1:Sheet1.B6" chart:data-source-has-labels="both" svg:x="1.363cm" svg:y="2.265cm" svg:width="15.908cm" svg:height="6.83cm">
          <chartooo:coordinate-region svg:x="2.355cm" svg:y="2.464cm" svg:width="14.636cm" svg:height="5.984cm"/>
          <chart:axis chart:dimension="x" chart:name="primary-x" chart:style-name="ch5" chartooo:axis-type="auto">
            <chartooo:date-scale/>
            <chart:title svg:x="7.844cm" svg:y="9.3cm" chart:style-name="ch6">
              <text:p>Vertex set size (MB)</text:p>
            </chart:title>
            <chart:categories table:cell-range-address="Sheet1.A2:Sheet1.A6"/>
          </chart:axis>
          <chart:axis chart:dimension="y" chart:name="primary-y" chart:style-name="ch7">
            <chart:title svg:x="0.451cm" svg:y="6.928cm" chart:style-name="ch8">
              <text:p>Running time (s)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Sheet1.A2:Sheet1.A6</svg:desc>
                </draw:g>
              </table:table-cell>
              <table:table-cell office:value-type="float" office:value="500">
                <text:p>500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89">
                <text:p>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23cm" svg:height="10.281cm" xlink:href=".." xlink:type="simple" chart:class="chart:line" chart:style-name="ch1">
        <chart:title svg:x="0.605cm" svg:y="0.341cm" chart:style-name="ch2">
          <text:p>Running time of DFS on Chaos depending on the vertex set size. No work stealing</text:p>
        </chart:title>
        <chart:subtitle svg:x="4.863cm" svg:y="1.378cm" chart:style-name="ch3">
          <text:p>Graph RMAT-28. 8 machines with 8GB buffers</text:p>
        </chart:subtitle>
        <chart:plot-area chart:style-name="ch4" table:cell-range-address="Sheet1.A35:Sheet1.B41" chart:data-source-has-labels="both" svg:x="1.363cm" svg:y="2.265cm" svg:width="15.908cm" svg:height="6.83cm">
          <chartooo:coordinate-region svg:x="2.355cm" svg:y="2.464cm" svg:width="14.637cm" svg:height="5.984cm"/>
          <chart:axis chart:dimension="x" chart:name="primary-x" chart:style-name="ch5" chartooo:axis-type="auto">
            <chartooo:date-scale/>
            <chart:title svg:x="7.844cm" svg:y="9.3cm" chart:style-name="ch6">
              <text:p>Vertex set size (MB)</text:p>
            </chart:title>
            <chart:categories table:cell-range-address="Sheet1.A36:Sheet1.A41"/>
          </chart:axis>
          <chart:axis chart:dimension="y" chart:name="primary-y" chart:style-name="ch7">
            <chart:title svg:x="0.451cm" svg:y="6.928cm" chart:style-name="ch8">
              <text:p>Running time (s)</text:p>
            </chart:title>
            <chart:grid chart:style-name="ch9" chart:class="major"/>
          </chart:axis>
          <chart:series chart:style-name="ch10" chart:values-cell-range-address="Sheet1.B36:Sheet1.B41" chart:label-cell-address="Sheet1.B35:Sheet1.B3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5:Sheet1.B3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36:Sheet1.A41</svg:desc>
                </draw:g>
              </table:table-cell>
              <table:table-cell office:value-type="float" office:value="311.567">
                <text:p>311.567</text:p>
                <draw:g>
                  <svg:desc>Sheet1.B36:Sheet1.B4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47.736">
                <text:p>447.7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6.382">
                <text:p>556.3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99.285">
                <text:p>699.2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66.025">
                <text:p>866.02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34.54">
                <text:p>1134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23cm" svg:height="10.812cm" xlink:href=".." xlink:type="simple" chart:class="chart:line" chart:style-name="ch1">
        <chart:title svg:x="0.023cm" svg:y="0.352cm" chart:style-name="ch2">
          <text:p>Running time of PageRank on Chaos depending on the vertex set size. No work stealing</text:p>
        </chart:title>
        <chart:subtitle svg:x="4.865cm" svg:y="1.449cm" chart:style-name="ch3">
          <text:p>Graph RMAT-28. 8 machines with 8GB buffers</text:p>
        </chart:subtitle>
        <chart:plot-area chart:style-name="ch4" table:cell-range-address="Sheet1.A73:Sheet1.B79" chart:data-source-has-labels="both" svg:x="1.363cm" svg:y="2.298cm" svg:width="15.908cm" svg:height="7.317cm">
          <chartooo:coordinate-region svg:x="2.355cm" svg:y="2.497cm" svg:width="14.637cm" svg:height="6.471cm"/>
          <chart:axis chart:dimension="x" chart:name="primary-x" chart:style-name="ch5" chartooo:axis-type="auto">
            <chartooo:date-scale/>
            <chart:title svg:x="7.844cm" svg:y="9.831cm" chart:style-name="ch6">
              <text:p>Vertex set size (MB)</text:p>
            </chart:title>
            <chart:categories table:cell-range-address="Sheet1.A74:Sheet1.A79"/>
          </chart:axis>
          <chart:axis chart:dimension="y" chart:name="primary-y" chart:style-name="ch7">
            <chart:title svg:x="0.451cm" svg:y="7.204cm" chart:style-name="ch8">
              <text:p>Running time (s)</text:p>
            </chart:title>
            <chart:grid chart:style-name="ch9" chart:class="major"/>
          </chart:axis>
          <chart:series chart:style-name="ch10" chart:values-cell-range-address="Sheet1.B74:Sheet1.B79" chart:label-cell-address="Sheet1.B73:Sheet1.B7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73:Sheet1.B7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74:Sheet1.A79</svg:desc>
                </draw:g>
              </table:table-cell>
              <table:table-cell office:value-type="float" office:value="232.24">
                <text:p>232.24</text:p>
                <draw:g>
                  <svg:desc>Sheet1.B74:Sheet1.B79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4.574">
                <text:p>274.5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43.484">
                <text:p>443.4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23.433">
                <text:p>623.4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27.986">
                <text:p>827.98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15.12">
                <text:p>1115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23cm" svg:height="10.812cm" xlink:href="." xlink:type="simple" chart:class="chart:line" chart:style-name="ch1">
        <chart:title svg:x="1.412cm" svg:y="0.352cm" chart:style-name="ch2">
          <text:p>Running time of Chaos depending on the vertex set size. No work stealing</text:p>
        </chart:title>
        <chart:subtitle svg:x="4.867cm" svg:y="1.449cm" chart:style-name="ch3">
          <text:p>Graph RMAT-28. 8 machines with 8GB buffers</text:p>
        </chart:subtitle>
        <chart:legend svg:x="14.007cm" svg:y="9.496cm" style:legend-expansion="custom" chartooo:width="2.333cm" chartooo:height="1.096cm" style:legend-expansion-aspect-ratio="2.1286496350365" chart:style-name="ch4"/>
        <chart:plot-area chart:style-name="ch5" chart:data-source-has-labels="both" svg:x="1.363cm" svg:y="2.298cm" svg:width="15.908cm" svg:height="7.317cm">
          <chartooo:coordinate-region svg:x="2.355cm" svg:y="2.497cm" svg:width="14.637cm" svg:height="6.471cm"/>
          <chart:axis chart:dimension="x" chart:name="primary-x" chart:style-name="ch6" chartooo:axis-type="auto">
            <chartooo:date-scale/>
            <chart:title svg:x="7.844cm" svg:y="9.831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7.204cm" chart:style-name="ch9">
              <text:p>Running 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nk</text:p>
              </table:table-cell>
              <table:table-cell office:value-type="string">
                <text:p>bfs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232.224">
                <text:p>232.224</text:p>
              </table:table-cell>
              <table:table-cell office:value-type="float" office:value="311.567">
                <text:p>311.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.574">
                <text:p>274.574</text:p>
              </table:table-cell>
              <table:table-cell office:value-type="float" office:value="447.736">
                <text:p>447.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3.484">
                <text:p>443.484</text:p>
              </table:table-cell>
              <table:table-cell office:value-type="float" office:value="556.382">
                <text:p>556.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3.433">
                <text:p>623.433</text:p>
              </table:table-cell>
              <table:table-cell office:value-type="float" office:value="699.285">
                <text:p>699.2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7.986">
                <text:p>827.986</text:p>
              </table:table-cell>
              <table:table-cell office:value-type="float" office:value="866.025">
                <text:p>866.0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15.12">
                <text:p>1115.12</text:p>
              </table:table-cell>
              <table:table-cell office:value-type="float" office:value="1134.54">
                <text:p>1134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